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6827" officeooo:paragraph-rsid="00096827"/>
    </style:style>
    <style:style style:name="P2" style:family="paragraph" style:parent-style-name="Standard" style:list-style-name="L1">
      <style:text-properties officeooo:rsid="00096827" officeooo:paragraph-rsid="00096827"/>
    </style:style>
    <style:style style:name="P3" style:family="paragraph" style:parent-style-name="Standard" style:list-style-name="L2">
      <style:text-properties officeooo:rsid="00096827" officeooo:paragraph-rsid="000968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ogramación Orientada a objetos </text:p>
      <text:p text:style-name="P1"/>
      <text:list xml:id="list4003321308" text:style-name="L1">
        <text:list-item>
          <text:p text:style-name="P2">Clase </text:p>
        </text:list-item>
        <text:list-item>
          <text:p text:style-name="P2">Atributo</text:p>
        </text:list-item>
        <text:list-item>
          <text:p text:style-name="P2">Métodos </text:p>
        </text:list-item>
        <text:list-item>
          <text:p text:style-name="P2">Encapsular </text:p>
        </text:list-item>
      </text:list>
      <text:p text:style-name="P1"/>
      <text:p text:style-name="P1"/>
      <text:p text:style-name="P1">Capas de abstracción </text:p>
      <text:p text:style-name="P1"/>
      <text:list xml:id="list2871335778" text:style-name="L2">
        <text:list-item>
          <text:p text:style-name="P3">Clase </text:p>
        </text:list-item>
        <text:list-item>
          <text:p text:style-name="P3">HTML</text:p>
          <text:p text:style-name="P3"/>
        </text:list-item>
      </text:list>
      <text:p text:style-name="P1"/>
      <text:p text:style-name="P1">Comando para información sobre versión y otos detalles en php </text:p>
      <text:p text:style-name="P1"/>
      <text:p text:style-name="P1">// echo 'Current PHP version: ' . phpversion();</text:p>
      <text:p text:style-name="P1">// echo phpinfo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01:44:09.570812017</meta:creation-date>
    <meta:generator>LibreOffice/6.0.7.3$Linux_X86_64 LibreOffice_project/00m0$Build-3</meta:generator>
    <dc:date>2020-05-13T02:07:10.736523332</dc:date>
    <meta:editing-duration>PT23M16S</meta:editing-duration>
    <meta:editing-cycles>1</meta:editing-cycles>
    <meta:document-statistic meta:table-count="0" meta:image-count="0" meta:object-count="0" meta:page-count="1" meta:paragraph-count="12" meta:word-count="41" meta:character-count="231" meta:non-whitespace-character-count="201"/>
  </office:meta>
</office:document-meta>
</file>